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919" table:style-name="ta1">
        <table:shapes>
          <draw:frame draw:z-index="0" draw:style-name="gr1" draw:text-style-name="P1" svg:width="37.788cm" svg:height="18.213cm" svg:x="2.015cm" svg:y="0.09cm">
            <draw:object draw:notify-on-update-of-ranges="'20230919'.A1:'20230919'.A1 '20230919'.A2:'20230919'.A129 '20230919'.B1:'20230919'.B1 '20230919'.B2:'20230919'.B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0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19:0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19:0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19: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19:0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19:0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:1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:1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9: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9:1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9:1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9:1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19:1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:1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: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:1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:2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19:2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: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:2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:2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19:2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:2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:2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:2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:2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3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:3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:3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:3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3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:3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:3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:3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:3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: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4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:4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19:4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:4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: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:4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:4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5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5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:5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5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5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:5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:5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5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: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: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:0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:0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0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: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0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0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0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1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20:1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:1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:1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:1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1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1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1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1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20:1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:2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2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2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: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2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:2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2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:2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3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:3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3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:3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20:3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:3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0: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: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4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20:4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:4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: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4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:4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:4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4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:5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:5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0:5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2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:5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20:5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:5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:5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20:5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1:0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1:0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1:0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1:0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1: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1:0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: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0T09:30:12.228398625</dc:date>
    <meta:editing-duration>PT3M29S</meta:editing-duration>
    <meta:editing-cycles>1</meta:editing-cycles>
    <meta:document-statistic meta:table-count="1" meta:cell-count="25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789cm" svg:height="18.214cm" xlink:href=".." xlink:type="simple" chart:class="chart:scatter" chart:style-name="ch1">
        <chart:title svg:x="15.067cm" svg:y="0.5cm" chart:style-name="ch2">
          <text:p>Seminários de Informática 19/09/2023</text:p>
        </chart:title>
        <chart:subtitle svg:x="10.291cm" svg:y="1.643cm" chart:style-name="ch3">
          <text:p>Produtizar a Inteligência Artificial: Caminho p/ Ciência Monetizada e o Empreendedorismo Científico</text:p>
        </chart:subtitle>
        <chart:plot-area chart:style-name="ch4" table:cell-range-address="'20230919'.A1:'20230919'.B129" chart:data-source-has-labels="both" svg:x="1.766cm" svg:y="2.69cm" svg:width="35.268cm" svg:height="14.179cm">
          <chartooo:coordinate-region svg:x="2.387cm" svg:y="2.889cm" svg:width="34.367cm" svg:height="13.333cm"/>
          <chart:axis chart:dimension="x" chart:name="primary-x" chart:style-name="ch5" chartooo:axis-type="auto">
            <chart:title svg:x="18.126cm" svg:y="17.233cm" chart:style-name="ch6">
              <text:p>Tempo (minutos)</text:p>
            </chart:title>
            <chart:categories table:cell-range-address="'20230919'.A2:'20230919'.A129"/>
            <chart:grid chart:style-name="ch7" chart:class="major"/>
          </chart:axis>
          <chart:axis chart:dimension="y" chart:name="primary-y" chart:style-name="ch5">
            <chart:title svg:x="0.451cm" svg:y="11.662cm" chart:style-name="ch8">
              <text:p>Número de espectadores</text:p>
            </chart:title>
            <chart:grid chart:style-name="ch7" chart:class="major"/>
          </chart:axis>
          <chart:series chart:style-name="ch9" chart:values-cell-range-address="'20230919'.B2:'20230919'.B129" chart:label-cell-address="'20230919'.B1:'20230919'.B1" chart:class="chart:scatter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230919'.B1:'2023091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1</text:p>
                <draw:g>
                  <svg:desc>'20230919'.A2:'20230919'.A129</svg:desc>
                </draw:g>
              </table:table-cell>
              <table:table-cell office:value-type="float" office:value="NaN">
                <text:p>NaN</text:p>
                <draw:g>
                  <svg:desc>'20230919'.B2:'20230919'.B129</svg:desc>
                </draw:g>
              </table:table-cell>
            </table:table-row>
            <table:table-row>
              <table:table-cell office:value-type="string">
                <text:p>19: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: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: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: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: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: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: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: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: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: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: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: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: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: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: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: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: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: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: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: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: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: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: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: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: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: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: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: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: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: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: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: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: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: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: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: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: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: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: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: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: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: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: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